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T1" style:family="text">
      <style:text-properties officeooo:rsid="00115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1">2</text:span>/<text:span text:style-name="T1">16</text:span>/2011</text:p>
      <text:p text:style-name="P2">EEL 5390 – Special Topics (FDTD)</text:p>
      <text:p text:style-name="P2">HW #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2-16T12:30:31</dc:date>
    <dc:creator>chris </dc:creator>
    <meta:editing-duration>PT00H05M0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11" meta:character-count="68"/>
  </office:meta>
</office:document-meta>
</file>